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paragraph-rsid="00119796"/>
    </style:style>
    <style:style style:name="P3" style:family="paragraph" style:parent-style-name="Standard">
      <style:text-properties style:text-underline-style="none" fo:font-weight="normal" officeooo:rsid="00154b08" officeooo:paragraph-rsid="00154b08" style:font-weight-asian="normal" style:font-weight-complex="normal"/>
    </style:style>
    <style:style style:name="P4" style:family="paragraph" style:parent-style-name="Standard">
      <style:text-properties officeooo:rsid="00154b08" officeooo:paragraph-rsid="00154b08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54b08" officeooo:paragraph-rsid="00154b08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fo:font-weight="normal" officeooo:rsid="00154b08" officeooo:paragraph-rsid="00154b08" style:font-weight-asian="normal" style:font-weight-complex="normal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style:font-weight-asian="bold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6b74c" officeooo:paragraph-rsid="0006b74c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4d857"/>
    </style:style>
    <style:style style:name="T4" style:family="text">
      <style:text-properties officeooo:rsid="000ad968"/>
    </style:style>
    <style:style style:name="T5" style:family="text">
      <style:text-properties officeooo:rsid="0014321a"/>
    </style:style>
    <style:style style:name="T6" style:family="text">
      <style:text-properties officeooo:rsid="00154b08"/>
    </style:style>
    <style:style style:name="T7" style:family="text">
      <style:text-properties officeooo:rsid="001704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<text:span text:style-name="T3">Blaine Mason</text:span>] <text:s text:c="4"/></text:p>
      <text:p text:style-name="Standard">COSC <text:span text:style-name="T3">320</text:span> --- [<text:span text:style-name="T3">001</text:span>]<text:tab/><text:tab/>[<text:span text:style-name="T3">Lab03</text:span>]<text:tab/><text:tab/>[<text:span text:style-name="T4">10 February 2020 </text:span>]</text:p>
      <text:p text:style-name="Standard"/>
      <text:p text:style-name="Standard"><text:span text:style-name="T1">Lab report</text:span>: <text:span text:style-name="T7">In this lab I was able to refresh my skills of traversal and the logic for pointers and preservation of memory. <text:s/>This lab took me around 30 minutes to complete, and I didn’t run into any hiccups. <text:s/>It was good practice though for Exam 1 if I were asked to write code for a Binary Tree.</text:span></text:p>
      <text:p text:style-name="P9"><text:span text:style-name="T2">Pre-lab</text:span>: <text:span text:style-name="T6">I read and understand the concepts stated in the slides for Binary Tree. <text:s/>I also did a lot of work with BST in COSC220 so I reviewed my labs from that course. <text:s/>I have read and follow the logic of d_tnode.h and d_tnode1.h</text:span></text:p>
      <text:p text:style-name="P7">Lab <text:span text:style-name="T5">3</text:span></text:p>
      <text:p text:style-name="P3">#include &lt;iostream&gt; </text:p>
      <text:p text:style-name="P3">#include "countOneChild.h"</text:p>
      <text:p text:style-name="P3">#include "d_tnode1.h"</text:p>
      <text:p text:style-name="P3"><text:s text:c="2"/></text:p>
      <text:p text:style-name="P3">/*</text:p>
      <text:p text:style-name="P3">* File Name: Lab_03_01.cpp</text:p>
      <text:p text:style-name="P3">* Author: Blaine Mason</text:p>
      <text:p text:style-name="P3">* Assignment: Lab-03</text:p>
      <text:p text:style-name="P3">*/</text:p>
      <text:p text:style-name="P3">int main(){</text:p>
      <text:p text:style-name="P3"><text:s text:c="2"/>//Building the Tree 1 to test the countOneChild function</text:p>
      <text:p text:style-name="P3"><text:s text:c="2"/>tnode&lt;char&gt; *root, *b, *c, *d, *e, *f, *g;</text:p>
      <text:p text:style-name="P3"><text:s text:c="2"/>g = new tnode&lt;char&gt; ('G');</text:p>
      <text:p text:style-name="P3"><text:s text:c="2"/>e = new tnode&lt;char&gt; ('E', (tnode&lt;char&gt; *)NULL, g);</text:p>
      <text:p text:style-name="P3"><text:s text:c="2"/>f = new tnode&lt;char&gt; ('F');</text:p>
      <text:p text:style-name="P3"><text:s text:c="2"/>c = new tnode&lt;char&gt; ('C', e, f);</text:p>
      <text:p text:style-name="P3"><text:s text:c="2"/>d = new tnode&lt;char&gt; ('D');</text:p>
      <text:p text:style-name="P3"><text:s text:c="2"/>b = new tnode&lt;char&gt; ('B', d, (tnode&lt;char&gt; *)NULL);</text:p>
      <text:p text:style-name="P3"><text:s text:c="2"/>root = new tnode&lt;char&gt; ('A', b, c);</text:p>
      <text:p text:style-name="P3"><text:s text:c="2"/></text:p>
      <text:p text:style-name="P3"><text:s text:c="2"/>//Variables to test the functionality</text:p>
      <text:p text:style-name="P3"><text:s text:c="2"/>int OCCount = 0;</text:p>
      <text:p text:style-name="P3"><text:s text:c="2"/>countOneChild(root, OCCount); </text:p>
      <text:p text:style-name="P3"><text:s text:c="2"/>std::cout &lt;&lt; "One Child Count: " &lt;&lt; OCCount &lt;&lt; std::endl;</text:p>
      <text:p text:style-name="P3"><text:s text:c="2"/>//Display Tree to show that it was constructed</text:p>
      <text:p text:style-name="P3"><text:s text:c="2"/>//correctly</text:p>
      <text:p text:style-name="P3"><text:s text:c="2"/>displayTree(root, 7);</text:p>
      <text:p text:style-name="P6">} </text:p>
      <text:p text:style-name="P4">#ifndef COUNTONECHILD</text:p>
      <text:p text:style-name="P4">#define COUNTONECHILD</text:p>
      <text:p text:style-name="P4"/>
      <text:p text:style-name="P4">#include "d_tnode.h"</text:p>
      <text:p text:style-name="P4"/>
      <text:p text:style-name="P4">template &lt;typename T&gt;</text:p>
      <text:p text:style-name="P4">void countOneChild(tnode&lt;T&gt; *t, int &amp;OneChild){</text:p>
      <text:p text:style-name="P4"><text:soft-page-break/><text:s text:c="2"/>if(t != NULL){</text:p>
      <text:p text:style-name="P4"><text:s text:c="4"/>//If there exists a node in the left or right but not both</text:p>
      <text:p text:style-name="P4"><text:s text:c="4"/>//(Exclusive Or, XOR)</text:p>
      <text:p text:style-name="P4"><text:s text:c="4"/>if((t-&gt;left != NULL || t-&gt;right != NULL) &amp;&amp; !(t-&gt;left != NULL &amp;&amp; t-&gt;right != NULL)){</text:p>
      <text:p text:style-name="P4"><text:s text:c="7"/>//count one child because it exists</text:p>
      <text:p text:style-name="P4"><text:s text:c="7"/>OneChild++;</text:p>
      <text:p text:style-name="P4"><text:s text:c="4"/>}</text:p>
      <text:p text:style-name="P4"><text:s text:c="4"/>//traverse left</text:p>
      <text:p text:style-name="P4"><text:s text:c="4"/>countOneChild(t-&gt;left, OneChild);</text:p>
      <text:p text:style-name="P4"><text:s text:c="4"/>//traverse right</text:p>
      <text:p text:style-name="P4"><text:s text:c="4"/>countOneChild(t-&gt;right, OneChild);</text:p>
      <text:p text:style-name="P4"><text:s text:c="2"/>}</text:p>
      <text:p text:style-name="P4">};</text:p>
      <text:p text:style-name="P4"/>
      <text:p text:style-name="P5">#endif <text:s text:c="3"/></text:p>
      <text:p text:style-name="P4">#ifndef MAX</text:p>
      <text:p text:style-name="P4">#define MAX</text:p>
      <text:p text:style-name="P4"/>
      <text:p text:style-name="P4">#include "d_tnode.h"</text:p>
      <text:p text:style-name="P4">template &lt;typename T&gt;</text:p>
      <text:p text:style-name="P4">int maxValue(tnode&lt;T&gt; *t){</text:p>
      <text:p text:style-name="P4"><text:s text:c="2"/>//maxV -&gt; holds the value that will eventually </text:p>
      <text:p text:style-name="P4"><text:s text:c="2"/>// <text:s text:c="7"/>contain the max value</text:p>
      <text:p text:style-name="P4"><text:s text:c="2"/>int maxV = 0;</text:p>
      <text:p text:style-name="P4"><text:s text:c="2"/>if(t != NULL){</text:p>
      <text:p text:style-name="P4"><text:s text:c="4"/>//Assign maxV to the valaue of the root by default</text:p>
      <text:p text:style-name="P4"><text:s text:c="4"/>maxV = t-&gt;nodeValue;</text:p>
      <text:p text:style-name="P4"><text:s text:c="4"/>//traverse left</text:p>
      <text:p text:style-name="P4"><text:s text:c="4"/>int leftV = maxValue(t-&gt;left);</text:p>
      <text:p text:style-name="P4"><text:s text:c="4"/>//traverse right</text:p>
      <text:p text:style-name="P4"><text:s text:c="4"/>int rightV = maxValue(t-&gt;right);</text:p>
      <text:p text:style-name="P4"><text:s text:c="4"/></text:p>
      <text:p text:style-name="P4"><text:s text:c="4"/>//if either the left or right is bigger, </text:p>
      <text:p text:style-name="P4"><text:s text:c="4"/>//assign it to maxV respectively</text:p>
      <text:p text:style-name="P4"><text:s text:c="4"/>if(leftV &gt; maxV){</text:p>
      <text:p text:style-name="P4"><text:s text:c="6"/>maxV = leftV;</text:p>
      <text:p text:style-name="P4"><text:s text:c="4"/>}</text:p>
      <text:p text:style-name="P4"><text:s text:c="4"/>if(rightV &gt; maxV){</text:p>
      <text:p text:style-name="P4"><text:s text:c="6"/>maxV = rightV;</text:p>
      <text:p text:style-name="P4"><text:s text:c="4"/>}</text:p>
      <text:p text:style-name="P4"><text:s text:c="2"/>}</text:p>
      <text:p text:style-name="P4"><text:s text:c="2"/>//Return the max value</text:p>
      <text:p text:style-name="P4"><text:s text:c="2"/>return maxV;</text:p>
      <text:p text:style-name="P4">};</text:p>
      <text:p text:style-name="P4"/>
      <text:p text:style-name="P5"><text:soft-page-break/>#endif</text:p>
      <text:p text:style-name="P4">#include &lt;iostream&gt;</text:p>
      <text:p text:style-name="P4">#include "d_tnode1.h"</text:p>
      <text:p text:style-name="P4">#include "max.h"</text:p>
      <text:p text:style-name="P4"/>
      <text:p text:style-name="P4"/>
      <text:p text:style-name="P4"/>
      <text:p text:style-name="P4">int main(){</text:p>
      <text:p text:style-name="P4"><text:s text:c="2"/></text:p>
      <text:p text:style-name="P4"><text:s text:c="2"/>tnode&lt;int&gt; *root, *a, *b, *c, *d, *e;</text:p>
      <text:p text:style-name="P4"><text:s text:c="2"/>//construct the Tree 2</text:p>
      <text:p text:style-name="P4"><text:s text:c="2"/>a = new tnode&lt;int&gt;(5);</text:p>
      <text:p text:style-name="P4"><text:s text:c="2"/>b = new tnode&lt;int&gt;(48);</text:p>
      <text:p text:style-name="P4"><text:s text:c="2"/>c = new tnode&lt;int&gt;(12);</text:p>
      <text:p text:style-name="P4"><text:s text:c="2"/>d = new tnode&lt;int&gt;(40, a, (tnode&lt;int&gt; *)NULL);</text:p>
      <text:p text:style-name="P4"><text:s text:c="2"/>e = new tnode&lt;int&gt;(15, b, c);</text:p>
      <text:p text:style-name="P4"><text:s text:c="2"/>root = new tnode&lt;int&gt;(35, d, e);</text:p>
      <text:p text:style-name="P4"><text:s text:c="2"/></text:p>
      <text:p text:style-name="P4"><text:s text:c="2"/>//max -&gt; stores the max value</text:p>
      <text:p text:style-name="P4"><text:s text:c="2"/>int max = maxValue(root);</text:p>
      <text:p text:style-name="P4"><text:s text:c="2"/>std::cout &lt;&lt; "Max Value in Tree is: " &lt;&lt; max &lt;&lt; std::endl;</text:p>
      <text:p text:style-name="P4"><text:s text:c="2"/>//Displays the tree to verify it was built correctly</text:p>
      <text:p text:style-name="P4"><text:s text:c="2"/>displayTree(root, 6);</text:p>
      <text:p text:style-name="P5">}</text:p>
      <text:p text:style-name="P4"/>
      <text:p text:style-name="Standard">……</text:p>
      <text:p text:style-name="P8">Output:</text:p>
      <text:p text:style-name="P5">Lab03_01.cpp:</text:p>
      <text:p text:style-name="P4">One Child Count: 2</text:p>
      <text:p text:style-name="P4"><text:s text:c="22"/>A</text:p>
      <text:p text:style-name="P4"><text:s text:c="14"/>B <text:s text:c="29"/>C</text:p>
      <text:p text:style-name="P4"><text:s text:c="6"/>D <text:s text:c="21"/>E <text:s text:c="21"/>F</text:p>
      <text:p text:style-name="P5"><text:s text:c="38"/>G</text:p>
      <text:p text:style-name="P5">Lab03_02.cpp</text:p>
      <text:p text:style-name="P4">Max Value in Tree is: 48</text:p>
      <text:p text:style-name="P4"><text:s text:c="18"/>35</text:p>
      <text:p text:style-name="P4"><text:s text:c="11"/>40 <text:s text:c="17"/>15</text:p>
      <text:p text:style-name="P5"><text:s text:c="5"/>5 <text:s text:c="17"/>48 <text:s text:c="10"/>12</text:p>
      <text:p text:style-name="P4"/>
      <text:p text:style-name="Standard">…….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2-18T09:20:59.931317390</dc:date>
    <meta:editing-cycles>11</meta:editing-cycles>
    <meta:editing-duration>PT41M48S</meta:editing-duration>
    <meta:print-date>2020-02-11T09:22:54.020239066</meta:print-date>
    <meta:generator>LibreOffice/5.3.6.1$Linux_X86_64 LibreOffice_project/30$Build-1</meta:generator>
    <meta:document-statistic meta:table-count="0" meta:image-count="0" meta:object-count="0" meta:page-count="3" meta:paragraph-count="115" meta:word-count="503" meta:character-count="3325" meta:non-whitespace-character-count="2482"/>
  </office:meta>
</office:document-meta>
</file>